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8201154066735499451"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601919329251610250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829973924719977823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8990778380059264189"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00803047898038306"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7869079495314229945"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716677950692012545"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327757691810274482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7414965" text:continue-list="list2716677950692012545"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91274751776742523"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435824"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419658"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7414247"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7418452"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422580"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27413291967432460"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492490250862517378"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572875837776270958"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434439"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60353898162860900"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496296049852646718"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660627536508147067" text:style-name="L15">
        <text:list-item>
          <text:list>
            <text:list-header>
              <text:p text:style-name="P184">1.5 miles averaging about 9:40/mile and rest 1 min</text:p>
            </text:list-header>
          </text:list>
        </text:list-item>
      </text:list>
      <text:p text:style-name="P24">1 mile in 8:26 and rest 2 min</text:p>
      <text:list xml:id="list3782871542716221583"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480415695427138745"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414568"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2615786885404041767"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244090579167744228"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7030930920656503706"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7442094" text:continue-list="list7244090579167744228" text:style-name="L19">
        <text:list-item>
          <text:list>
            <text:list-header>
              <text:p text:style-name="P188">(Pace*HR)=1240</text:p>
            </text:list-header>
          </text:list>
        </text:list-item>
      </text:list>
      <text:list xml:id="list37429134" text:continue-list="list2615786885404041767" text:style-name="L18">
        <text:list-item>
          <text:list>
            <text:list-header>
              <text:p text:style-name="P187">2 miles at 10:46/mile Ave HR= 121 bpm and rest a few minutes</text:p>
            </text:list-header>
          </text:list>
        </text:list-item>
      </text:list>
      <text:list xml:id="list37421381" text:continue-list="list37442094"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7441928"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31608446218215933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9167185926668413848"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977638321433959188"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015606111144356563"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777138496272049118"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248646269689978760"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7439441"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427910"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85835601182976762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704248721826469508"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757796774924985178"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429261127979078629"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880233688713081040"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334978836854112094" text:style-name="L32">
        <text:list-item>
          <text:list>
            <text:list-header>
              <text:p text:style-name="P198">0.25 miles in 2:54</text:p>
              <text:p text:style-name="P198">1 mile in 9:21 going faster as I ran and ending at around 8:30 pace</text:p>
            </text:list-header>
          </text:list>
        </text:list-item>
      </text:list>
      <text:list xml:id="list456277250529439599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346915146076947913"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716517261061190904"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409593154470288105"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046501538811751271"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9153286186921096444"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1,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7</text:p>
      <text:p text:style-name="P24">Warm down: 0.3 miles ho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text:soft-page-break/>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935452568443515074"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03T17:16:48.15</dc:date>
    <dc:creator>James Lombardi</dc:creator>
    <meta:editing-duration>P30DT21H5M55S</meta:editing-duration>
    <meta:editing-cycles>2245</meta:editing-cycles>
    <meta:generator>OpenOffice/4.1.2$Win32 OpenOffice.org_project/412m3$Build-9782</meta:generator>
    <meta:document-statistic meta:table-count="0" meta:image-count="9" meta:object-count="0" meta:page-count="222" meta:paragraph-count="6530" meta:word-count="70165" meta:character-count="358803"/>
  </office:meta>
</office:document-meta>
</file>